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yteBufferEncoderTests.en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yteBufferEncoderTests.canEn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yteBufferEncoderTests.ByteBufferEncoderTe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